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1pt" fo:font-style="normal" fo:font-weight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 fo:font-style="normal" fo:font-weight="normal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1pt" fo:font-style="normal" fo:font-weight="normal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14pt" fo:font-style="normal" style:text-underline-style="none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14pt" fo:font-style="normal" style:text-underline-style="none" fo:font-weight="normal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style="normal" fo:font-weight="normal" style:font-size-asian="13pt" style:font-size-complex="13pt"/>
    </style:style>
    <style:style style:name="T2" style:family="text">
      <style:text-properties fo:font-size="11pt" fo:font-style="normal" fo:font-weight="normal" style:font-size-asian="14pt" style:font-weight-asian="bold" style:font-size-complex="14pt" style:font-weight-complex="bold"/>
    </style:style>
    <style:style style:name="T3" style:family="text">
      <style:text-properties fo:font-size="11pt" fo:font-style="normal" fo:font-weight="normal" style:font-size-asian="14pt" style:font-size-complex="14pt"/>
    </style:style>
    <style:style style:name="T4" style:family="text">
      <style:text-properties fo:font-size="11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1pt" fo:font-style="italic" fo:font-weight="normal" style:font-size-asian="14pt" style:font-style-asian="italic" style:font-size-complex="14pt" style:font-style-complex="italic"/>
    </style:style>
    <style:style style:name="T6" style:family="text">
      <style:text-properties fo:font-size="14pt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style="normal" style:text-underline-style="none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style:text-underline-style="none" fo:font-weight="normal" style:font-size-asian="18pt" style:font-weight-asian="bold" style:font-size-complex="18pt" style:font-weight-complex="bold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8.415cm" svg:x="12cm" svg:y="3.91cm">
          <text:p text:style-name="P8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8.415cm" svg:x="3.035cm" svg:y="3.91cm">
          <text:p text:style-name="P8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.185cm" svg:height="4.667cm" svg:x="2.332cm" svg:y="12.945cm">
          <text:p text:style-name="P8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1" draw:layer="layout" svg:width="5.846cm" svg:height="1.27cm" svg:x="3.452cm" svg:y="5.18cm">
          <text:p text:style-name="P2"><text:span text:style-name="T1">Load ini-fi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id="id2" draw:layer="layout" svg:width="5.846cm" svg:height="1.27cm" svg:x="3.452cm" svg:y="7.485cm">
          <text:p text:style-name="P2"><text:span text:style-name="T1">Load application</text:span></text:p>
          <text:p text:style-name="P2"><text:span text:style-name="T1">settings from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4" draw:layer="layout" svg:width="6.032cm" svg:height="3.175cm" svg:x="12.279cm" svg:y="8.973cm">
          <text:p text:style-name="P2"><text:span text:style-name="T2">Load global</text:span></text:p>
          <text:p text:style-name="P2"><text:span text:style-name="T2">plugin settings from ini</text:span></text:p>
          <text:p text:style-name="P2"><text:span text:style-name="T3"/></text:p>
          <text:p text:style-name="P2"><text:span text:style-name="T4">INIInterface::</text:span></text:p>
          <text:p text:style-name="P2"><text:span text:style-name="T4">load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id="id6" draw:layer="layout" svg:width="6.015cm" svg:height="2.967cm" svg:x="12.257cm" svg:y="15.171cm">
          <text:p text:style-name="P2"><text:span text:style-name="T2">Load plugin</text:span></text:p>
          <text:p text:style-name="P2"><text:span text:style-name="T2">per object settings</text:span></text:p>
          <text:p text:style-name="P2"><text:span text:style-name="T3"/></text:p>
          <text:p text:style-name="P2"><text:span text:style-name="T5">INIInterface::</text:span></text:p>
          <text:p text:style-name="P2"><text:span text:style-name="T5">load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7" draw:layer="layout" svg:width="5.846cm" svg:height="1.244cm" svg:x="3.442cm" svg:y="13.291cm">
          <text:p text:style-name="P2"><text:span text:style-name="T1">Load object</text:span></text:p>
          <text:p text:style-name="P2"><text:span text:style-name="T1">info from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75cm" svg:y1="6.45cm" svg:x2="6.375cm" svg:y2="7.485cm" draw:start-shape="id1" draw:start-glue-point="2" draw:end-shape="id2" draw:end-glue-point="0" svg:d="m6375 6450v1035">
          <text:p text:style-name="P8"/>
        </draw:connector>
        <draw:connector draw:style-name="gr5" draw:text-style-name="P1" draw:layer="layout" svg:x1="9.288cm" svg:y1="10.565cm" svg:x2="12.279cm" svg:y2="10.56cm" draw:start-shape="id3" draw:end-shape="id4" draw:end-glue-point="3" svg:d="m9288 10565h1496v-5h1495">
          <text:p text:style-name="P8"/>
        </draw:connector>
        <draw:frame draw:style-name="gr6" draw:text-style-name="P5" draw:layer="layout" svg:width="5.08cm" svg:height="0.885cm" svg:x="8.255cm" svg:y="2.14cm">
          <draw:text-box>
            <text:p text:style-name="P2"><text:span text:style-name="T6">Load settings:</text:span></text:p>
          </draw:text-box>
        </draw:frame>
        <draw:custom-shape draw:style-name="gr7" draw:text-style-name="P3" draw:id="id5" draw:layer="layout" svg:width="5.846cm" svg:height="1.27cm" svg:x="3.442cm" svg:y="16.005cm">
          <text:p text:style-name="P2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9.288cm" svg:y1="16.64cm" svg:x2="9.288cm" svg:y2="16.64cm" draw:start-shape="id5" draw:end-shape="id5" svg:d="m9288 16640">
          <text:p text:style-name="P8"/>
        </draw:connector>
        <draw:connector draw:style-name="gr5" draw:text-style-name="P1" draw:layer="layout" svg:x1="9.288cm" svg:y1="16.64cm" svg:x2="12.257cm" svg:y2="16.654cm" draw:start-shape="id5" draw:end-shape="id6" draw:end-glue-point="3" svg:d="m9288 16640h1485v14h1484">
          <text:p text:style-name="P8"/>
        </draw:connector>
        <draw:frame draw:style-name="gr6" draw:text-style-name="P6" draw:layer="layout" svg:width="3.81cm" svg:height="0.885cm" svg:x="4.37cm" svg:y="3.845cm">
          <draw:text-box>
            <text:p text:style-name="P2"><text:span text:style-name="T7">Core</text:span></text:p>
          </draw:text-box>
        </draw:frame>
        <draw:frame draw:style-name="gr6" draw:text-style-name="P7" draw:layer="layout" svg:width="3.81cm" svg:height="0.885cm" svg:x="13.44cm" svg:y="3.81cm">
          <draw:text-box>
            <text:p text:style-name="P2"><text:span text:style-name="T8">Plugins</text:span></text:p>
          </draw:text-box>
        </draw:frame>
        <draw:custom-shape draw:style-name="gr7" draw:text-style-name="P3" draw:id="id3" draw:layer="layout" svg:width="5.846cm" svg:height="1.27cm" svg:x="3.442cm" svg:y="9.93cm">
          <text:p text:style-name="P2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75cm" svg:y1="8.755cm" svg:x2="6.365cm" svg:y2="9.93cm" draw:start-shape="id2" draw:start-glue-point="2" draw:end-shape="id3" draw:end-glue-point="0" svg:d="m6375 8755v588h-10v587">
          <text:p text:style-name="P8"/>
        </draw:connector>
        <draw:connector draw:style-name="gr5" draw:text-style-name="P1" draw:layer="layout" svg:x1="6.365cm" svg:y1="11.2cm" svg:x2="6.365cm" svg:y2="13.291cm" draw:start-shape="id3" draw:start-glue-point="2" draw:end-shape="id7" svg:d="m6365 11200v2091">
          <text:p text:style-name="P8"/>
        </draw:connector>
        <draw:connector draw:style-name="gr5" draw:text-style-name="P1" draw:layer="layout" svg:x1="6.364cm" svg:y1="14.535cm" svg:x2="6.365cm" svg:y2="16.005cm" draw:start-shape="id7" draw:start-glue-point="6" draw:end-shape="id5" draw:end-glue-point="0" svg:d="m6364 14535v736h1v734">
          <text:p text:style-name="P8"/>
        </draw:connector>
        <draw:custom-shape draw:style-name="gr7" draw:text-style-name="P3" draw:id="id8" draw:layer="layout" svg:width="5.846cm" svg:height="1.27cm" svg:x="3.44cm" svg:y="19.794cm">
          <text:p text:style-name="P2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6.365cm" svg:y1="17.275cm" svg:x2="6.363cm" svg:y2="19.794cm" draw:start-shape="id5" draw:start-glue-point="2" draw:end-shape="id8" draw:end-glue-point="0" svg:d="m6365 17275v1260h-2v1259">
          <text:p text:style-name="P8"/>
        </draw:connector>
        <draw:custom-shape draw:style-name="gr4" draw:text-style-name="P4" draw:id="id9" draw:layer="layout" svg:width="6.015cm" svg:height="2.967cm" svg:x="12.258cm" svg:y="18.95cm">
          <text:p text:style-name="P2"><text:span text:style-name="T2">Load global</text:span></text:p>
          <text:p text:style-name="P2"><text:span text:style-name="T2">plugin settings from ini</text:span></text:p>
          <text:p text:style-name="P2"><text:span text:style-name="T3"/></text:p>
          <text:p text:style-name="P2"><text:span text:style-name="T5">INIInterface::</text:span></text:p>
          <text:p text:style-name="P2"><text:span text:style-name="T5">loadIniFileOptionsLas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9.286cm" svg:y1="20.429cm" svg:x2="12.258cm" svg:y2="20.433cm" draw:start-shape="id8" draw:start-glue-point="1" draw:end-shape="id9" svg:d="m9286 20429h1486v4h1486">
          <text:p text:style-name="P8"/>
        </draw:connector>
        <draw:connector draw:style-name="gr8" draw:text-style-name="P1" draw:layer="layout" svg:x1="6.363cm" svg:y1="21.064cm" svg:x2="6.363cm" svg:y2="23.331cm" draw:start-shape="id8" draw:start-glue-point="2" svg:d="m6363 21064v2267">
          <text:p text:style-name="P8"/>
        </draw:connector>
        <draw:frame draw:style-name="gr9" draw:text-style-name="P9" draw:layer="layout" svg:width="2.382cm" svg:height="0.683cm" draw:transform="rotate (1.5707963267946) translate (2.37cm 16.452cm)">
          <draw:text-box>
            <text:p text:style-name="P8"><text:span text:style-name="T9">Per 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4:36:59</meta:creation-date>
    <dc:date>2009-02-04T12:19:12</dc:date>
    <meta:editing-cycles>13</meta:editing-cycles>
    <meta:editing-duration>PT25M18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